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7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9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4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6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26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09-05" calcext:value-type="date">
            <text:p>05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0-07" calcext:value-type="date">
            <text:p>07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2-07" calcext:value-type="date">
            <text:p>07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3-07" calcext:value-type="date">
            <text:p>07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4-07" calcext:value-type="date">
            <text:p>0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5-05" calcext:value-type="date">
            <text:p>05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6-05" calcext:value-type="date">
            <text:p>05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7-03" calcext:value-type="date">
            <text:p>03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3])" office:value-type="float" office:value="0" calcext:value-type="float">
            <text:p>-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54:34.864000000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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54:34.8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8-07T08:54:48.060000000</dc:date>
    <meta:print-date>2025-05-08T10:23:24.397000000</meta:print-date>
    <dc:language>pt-PT</dc:language>
    <meta:editing-cycles>680</meta:editing-cycles>
    <meta:editing-duration>PT21H4M49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